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94f87" officeooo:paragraph-rsid="00094f87"/>
    </style:style>
    <style:style style:name="P2" style:family="paragraph" style:parent-style-name="Standard">
      <style:text-properties style:font-name="Courier 10 Pitch" officeooo:rsid="00094f87" officeooo:paragraph-rsid="00504562"/>
    </style:style>
    <style:style style:name="P3" style:family="paragraph" style:parent-style-name="Standard">
      <style:text-properties style:font-name="Courier 10 Pitch" officeooo:rsid="00094f87" officeooo:paragraph-rsid="008b93fa"/>
    </style:style>
    <style:style style:name="P4" style:family="paragraph" style:parent-style-name="Standard">
      <style:text-properties style:font-name="Courier 10 Pitch" officeooo:rsid="000cfdfb" officeooo:paragraph-rsid="00094f87"/>
    </style:style>
    <style:style style:name="P5" style:family="paragraph" style:parent-style-name="Standard">
      <style:text-properties style:font-name="Courier 10 Pitch" officeooo:rsid="000cfdfb" officeooo:paragraph-rsid="000cfdfb"/>
    </style:style>
    <style:style style:name="P6" style:family="paragraph" style:parent-style-name="Standard">
      <style:text-properties style:font-name="Courier 10 Pitch" officeooo:rsid="000cfdfb" officeooo:paragraph-rsid="000f025c"/>
    </style:style>
    <style:style style:name="P7" style:family="paragraph" style:parent-style-name="Standard">
      <style:text-properties style:font-name="Courier 10 Pitch" officeooo:rsid="000cfdfb" officeooo:paragraph-rsid="001b46de"/>
    </style:style>
    <style:style style:name="P8" style:family="paragraph" style:parent-style-name="Standard">
      <style:text-properties style:font-name="Courier 10 Pitch" officeooo:rsid="000cfdfb" officeooo:paragraph-rsid="0023c4f5"/>
    </style:style>
    <style:style style:name="P9" style:family="paragraph" style:parent-style-name="Standard">
      <style:text-properties style:font-name="Courier 10 Pitch" officeooo:rsid="000cfdfb" officeooo:paragraph-rsid="0029effb"/>
    </style:style>
    <style:style style:name="P10" style:family="paragraph" style:parent-style-name="Standard">
      <style:text-properties style:font-name="Courier 10 Pitch" officeooo:rsid="000cfdfb" officeooo:paragraph-rsid="00391c71"/>
    </style:style>
    <style:style style:name="P11" style:family="paragraph" style:parent-style-name="Standard">
      <style:text-properties style:font-name="Courier 10 Pitch" officeooo:rsid="000cfdfb" officeooo:paragraph-rsid="008ace7b"/>
    </style:style>
    <style:style style:name="P12" style:family="paragraph" style:parent-style-name="Standard">
      <style:text-properties style:font-name="Courier 10 Pitch" officeooo:rsid="000e1b93" officeooo:paragraph-rsid="0032e902"/>
    </style:style>
    <style:style style:name="P13" style:family="paragraph" style:parent-style-name="Standard">
      <style:text-properties style:font-name="Courier 10 Pitch" officeooo:rsid="000e1b93" officeooo:paragraph-rsid="00351eb0"/>
    </style:style>
    <style:style style:name="P14" style:family="paragraph" style:parent-style-name="Standard">
      <style:text-properties style:font-name="Courier 10 Pitch" officeooo:rsid="000e1b93" officeooo:paragraph-rsid="00506a8f"/>
    </style:style>
    <style:style style:name="P15" style:family="paragraph" style:parent-style-name="Standard">
      <style:text-properties style:font-name="Courier 10 Pitch" officeooo:rsid="000e1b93" officeooo:paragraph-rsid="0061f2c6"/>
    </style:style>
    <style:style style:name="P16" style:family="paragraph" style:parent-style-name="Standard">
      <style:text-properties style:font-name="Courier 10 Pitch" officeooo:rsid="000f025c" officeooo:paragraph-rsid="005992b7"/>
    </style:style>
    <style:style style:name="P17" style:family="paragraph" style:parent-style-name="Standard">
      <style:text-properties style:font-name="Courier 10 Pitch" fo:font-weight="bold" officeooo:rsid="000cfdfb" officeooo:paragraph-rsid="0029effb" style:font-weight-asian="bold" style:font-weight-complex="bold"/>
    </style:style>
    <style:style style:name="P18" style:family="paragraph" style:parent-style-name="Standard">
      <style:text-properties style:font-name="Courier 10 Pitch" fo:font-weight="bold" officeooo:rsid="0029effb" officeooo:paragraph-rsid="001b46de" style:font-weight-asian="bold" style:font-weight-complex="bold"/>
    </style:style>
    <style:style style:name="P19" style:family="paragraph" style:parent-style-name="Standard">
      <style:text-properties style:font-name="Courier 10 Pitch" fo:font-weight="bold" officeooo:rsid="00427dcf" officeooo:paragraph-rsid="00427dcf" style:font-weight-asian="bold" style:font-weight-complex="bold"/>
    </style:style>
    <style:style style:name="P20" style:family="paragraph" style:parent-style-name="Standard">
      <style:text-properties style:font-name="Courier 10 Pitch" fo:font-weight="bold" officeooo:rsid="00430ea1" officeooo:paragraph-rsid="00430ea1" style:font-weight-asian="bold" style:font-weight-complex="bold"/>
    </style:style>
    <style:style style:name="P21" style:family="paragraph" style:parent-style-name="Standard">
      <style:text-properties style:font-name="Courier 10 Pitch" fo:font-weight="bold" officeooo:rsid="00504562" officeooo:paragraph-rsid="00504562" style:font-weight-asian="bold" style:font-weight-complex="bold"/>
    </style:style>
    <style:style style:name="P22" style:family="paragraph" style:parent-style-name="Standard">
      <style:text-properties style:font-name="Courier 10 Pitch" fo:font-weight="bold" officeooo:rsid="0054d4af" officeooo:paragraph-rsid="0054d4af" style:font-weight-asian="bold" style:font-weight-complex="bold"/>
    </style:style>
    <style:style style:name="P23" style:family="paragraph" style:parent-style-name="Standard">
      <style:text-properties style:font-name="Courier 10 Pitch" fo:font-weight="bold" officeooo:rsid="00573a47" officeooo:paragraph-rsid="00573a47" style:font-weight-asian="bold" style:font-weight-complex="bold"/>
    </style:style>
    <style:style style:name="P24" style:family="paragraph" style:parent-style-name="Standard">
      <style:text-properties style:font-name="Courier 10 Pitch" fo:font-weight="bold" officeooo:rsid="0069e47e" officeooo:paragraph-rsid="0069e47e" style:font-weight-asian="bold" style:font-weight-complex="bold"/>
    </style:style>
    <style:style style:name="P25" style:family="paragraph" style:parent-style-name="Standard">
      <style:text-properties style:font-name="Courier 10 Pitch" fo:font-weight="bold" officeooo:rsid="00708639" officeooo:paragraph-rsid="00708639" style:font-weight-asian="bold" style:font-weight-complex="bold"/>
    </style:style>
    <style:style style:name="P26" style:family="paragraph" style:parent-style-name="Standard">
      <style:text-properties style:font-name="Courier 10 Pitch" fo:font-weight="bold" officeooo:rsid="007a4592" officeooo:paragraph-rsid="007a4592" style:font-weight-asian="bold" style:font-weight-complex="bold"/>
    </style:style>
    <style:style style:name="P27" style:family="paragraph" style:parent-style-name="Standard">
      <style:text-properties style:font-name="Courier 10 Pitch" fo:font-weight="bold" officeooo:rsid="007f75ce" officeooo:paragraph-rsid="007f75ce" style:font-weight-asian="bold" style:font-weight-complex="bold"/>
    </style:style>
    <style:style style:name="P28" style:family="paragraph" style:parent-style-name="Standard">
      <style:text-properties style:font-name="Courier 10 Pitch" fo:font-weight="bold" officeooo:rsid="00401b6f" officeooo:paragraph-rsid="00401b6f" style:font-weight-asian="bold" style:font-weight-complex="bold"/>
    </style:style>
    <style:style style:name="P29" style:family="paragraph" style:parent-style-name="Standard">
      <style:text-properties style:font-name="Courier 10 Pitch" fo:font-weight="bold" officeooo:rsid="0050b20f" officeooo:paragraph-rsid="008b93fa" style:font-weight-asian="bold" style:font-weight-complex="bold"/>
    </style:style>
    <style:style style:name="P30" style:family="paragraph" style:parent-style-name="Standard">
      <style:text-properties style:font-name="Courier 10 Pitch" officeooo:rsid="00204e18" officeooo:paragraph-rsid="005992b7"/>
    </style:style>
    <style:style style:name="P31" style:family="paragraph" style:parent-style-name="Standard">
      <style:text-properties style:font-name="Courier 10 Pitch" fo:font-weight="normal" officeooo:rsid="000cfdfb" officeooo:paragraph-rsid="0023c4f5" style:font-weight-asian="normal" style:font-weight-complex="normal"/>
    </style:style>
    <style:style style:name="P32" style:family="paragraph" style:parent-style-name="Standard">
      <style:text-properties style:font-name="Courier 10 Pitch" fo:font-weight="normal" officeooo:rsid="0069e47e" officeooo:paragraph-rsid="0069e47e" style:font-weight-asian="normal" style:font-weight-complex="normal"/>
    </style:style>
    <style:style style:name="P33" style:family="paragraph" style:parent-style-name="Standard">
      <style:text-properties style:font-name="Courier 10 Pitch" fo:font-weight="normal" officeooo:rsid="006aaf08" officeooo:paragraph-rsid="006aaf08" style:font-weight-asian="normal" style:font-weight-complex="normal"/>
    </style:style>
    <style:style style:name="P34" style:family="paragraph" style:parent-style-name="Standard">
      <style:text-properties style:font-name="Courier 10 Pitch" fo:font-weight="normal" officeooo:rsid="00708639" officeooo:paragraph-rsid="00708639" style:font-weight-asian="normal" style:font-weight-complex="normal"/>
    </style:style>
    <style:style style:name="P35" style:family="paragraph" style:parent-style-name="Standard">
      <style:text-properties style:font-name="Courier 10 Pitch" fo:font-weight="normal" officeooo:rsid="001b46de" officeooo:paragraph-rsid="005992b7" style:font-weight-asian="normal" style:font-weight-complex="normal"/>
    </style:style>
    <style:style style:name="P36" style:family="paragraph" style:parent-style-name="Standard">
      <style:text-properties style:font-name="Courier 10 Pitch" fo:font-weight="normal" officeooo:rsid="000f025c" officeooo:paragraph-rsid="005992b7" style:font-weight-asian="normal" style:font-weight-complex="normal"/>
    </style:style>
    <style:style style:name="P37" style:family="paragraph" style:parent-style-name="Standard">
      <style:text-properties style:font-name="Courier 10 Pitch" fo:font-weight="normal" officeooo:rsid="005ec9fa" officeooo:paragraph-rsid="005ec9fa" style:font-weight-asian="normal" style:font-weight-complex="normal"/>
    </style:style>
    <style:style style:name="P38" style:family="paragraph" style:parent-style-name="Standard">
      <style:text-properties style:font-name="Courier 10 Pitch" fo:font-weight="normal" officeooo:rsid="007f75ce" officeooo:paragraph-rsid="007f75ce" style:font-weight-asian="normal" style:font-weight-complex="normal"/>
    </style:style>
    <style:style style:name="P39" style:family="paragraph" style:parent-style-name="Standard">
      <style:text-properties style:font-name="Courier 10 Pitch" fo:font-weight="normal" officeooo:rsid="0088788d" officeooo:paragraph-rsid="0088788d" style:font-weight-asian="normal" style:font-weight-complex="normal"/>
    </style:style>
    <style:style style:name="P40" style:family="paragraph" style:parent-style-name="Standard">
      <style:text-properties style:font-name="Courier 10 Pitch" fo:font-weight="normal" officeooo:rsid="00094f87" officeooo:paragraph-rsid="008b93fa" style:font-weight-asian="normal" style:font-weight-complex="normal"/>
    </style:style>
    <style:style style:name="P41" style:family="paragraph" style:parent-style-name="Standard">
      <style:text-properties style:font-name="Courier 10 Pitch" officeooo:rsid="002f243f" officeooo:paragraph-rsid="002f243f"/>
    </style:style>
    <style:style style:name="P42" style:family="paragraph" style:parent-style-name="Standard">
      <style:text-properties style:font-name="Courier 10 Pitch" officeooo:rsid="002f243f" officeooo:paragraph-rsid="00435635"/>
    </style:style>
    <style:style style:name="P43" style:family="paragraph" style:parent-style-name="Standard">
      <style:text-properties style:font-name="Courier 10 Pitch" officeooo:rsid="002f7b74" officeooo:paragraph-rsid="002f7b74"/>
    </style:style>
    <style:style style:name="P44" style:family="paragraph" style:parent-style-name="Standard">
      <style:text-properties style:font-name="Courier 10 Pitch" officeooo:rsid="00315e8a" officeooo:paragraph-rsid="0032e902"/>
    </style:style>
    <style:style style:name="P45" style:family="paragraph" style:parent-style-name="Standard">
      <style:text-properties style:font-name="Courier 10 Pitch" officeooo:rsid="00315e8a" officeooo:paragraph-rsid="00351eb0"/>
    </style:style>
    <style:style style:name="P46" style:family="paragraph" style:parent-style-name="Standard">
      <style:text-properties style:font-name="Courier 10 Pitch" officeooo:rsid="00315e8a" officeooo:paragraph-rsid="004d80e1"/>
    </style:style>
    <style:style style:name="P47" style:family="paragraph" style:parent-style-name="Standard">
      <style:text-properties style:font-name="Courier 10 Pitch" officeooo:rsid="0031ae15" officeooo:paragraph-rsid="0032e902"/>
    </style:style>
    <style:style style:name="P48" style:family="paragraph" style:parent-style-name="Standard">
      <style:text-properties style:font-name="Courier 10 Pitch" officeooo:rsid="0031ae15" officeooo:paragraph-rsid="00351eb0"/>
    </style:style>
    <style:style style:name="P49" style:family="paragraph" style:parent-style-name="Standard">
      <style:text-properties style:font-name="Courier 10 Pitch" officeooo:rsid="0031ae15" officeooo:paragraph-rsid="0061f2c6"/>
    </style:style>
    <style:style style:name="P50" style:family="paragraph" style:parent-style-name="Standard">
      <style:text-properties style:font-name="Courier 10 Pitch" officeooo:rsid="00404e37" officeooo:paragraph-rsid="00404e37"/>
    </style:style>
    <style:style style:name="P51" style:family="paragraph" style:parent-style-name="Standard">
      <style:text-properties style:font-name="Courier 10 Pitch" officeooo:rsid="004821c5" officeooo:paragraph-rsid="004821c5"/>
    </style:style>
    <style:style style:name="P52" style:family="paragraph" style:parent-style-name="Standard">
      <style:text-properties style:font-name="Courier 10 Pitch" style:text-underline-style="solid" style:text-underline-width="auto" style:text-underline-color="font-color" fo:font-weight="bold" officeooo:rsid="00094f87" officeooo:paragraph-rsid="00094f87" style:font-weight-asian="bold" style:font-weight-complex="bold"/>
    </style:style>
    <style:style style:name="P53" style:family="paragraph" style:parent-style-name="Standard">
      <style:text-properties style:font-name="Courier 10 Pitch" officeooo:rsid="00504562" officeooo:paragraph-rsid="00504562"/>
    </style:style>
    <style:style style:name="P54" style:family="paragraph" style:parent-style-name="Standard">
      <style:text-properties style:font-name="Courier 10 Pitch" officeooo:rsid="005a29c2" officeooo:paragraph-rsid="005a29c2"/>
    </style:style>
    <style:style style:name="P55" style:family="paragraph" style:parent-style-name="Standard">
      <style:text-properties style:font-name="Courier 10 Pitch" officeooo:rsid="005ce411" officeooo:paragraph-rsid="005ce411"/>
    </style:style>
    <style:style style:name="P56" style:family="paragraph" style:parent-style-name="Standard">
      <style:text-properties style:font-name="Courier 10 Pitch" officeooo:rsid="005ec9fa" officeooo:paragraph-rsid="005ec9fa"/>
    </style:style>
    <style:style style:name="P57" style:family="paragraph" style:parent-style-name="Standard">
      <style:text-properties style:font-name="Courier 10 Pitch" officeooo:rsid="005f939a" officeooo:paragraph-rsid="00722be1"/>
    </style:style>
    <style:style style:name="P58" style:family="paragraph" style:parent-style-name="Standard">
      <style:text-properties style:font-name="Courier 10 Pitch" officeooo:rsid="00604463" officeooo:paragraph-rsid="00604463"/>
    </style:style>
    <style:style style:name="P59" style:family="paragraph" style:parent-style-name="Standard">
      <style:text-properties style:font-name="Courier 10 Pitch" officeooo:rsid="0062e4f4" officeooo:paragraph-rsid="0062e4f4"/>
    </style:style>
    <style:style style:name="P60" style:family="paragraph" style:parent-style-name="Standard">
      <style:text-properties style:font-name="Courier 10 Pitch" officeooo:rsid="0062e4f4" officeooo:paragraph-rsid="006541ab"/>
    </style:style>
    <style:style style:name="P61" style:family="paragraph" style:parent-style-name="Standard">
      <style:text-properties style:font-name="Courier 10 Pitch" officeooo:rsid="006828c7" officeooo:paragraph-rsid="006828c7"/>
    </style:style>
    <style:style style:name="P62" style:family="paragraph" style:parent-style-name="Standard">
      <style:text-properties style:font-name="Courier 10 Pitch" officeooo:rsid="0068b27c" officeooo:paragraph-rsid="0068b27c"/>
    </style:style>
    <style:style style:name="P63" style:family="paragraph" style:parent-style-name="Standard">
      <style:text-properties style:font-name="Courier 10 Pitch" officeooo:rsid="006908b0" officeooo:paragraph-rsid="006908b0"/>
    </style:style>
    <style:style style:name="P64" style:family="paragraph" style:parent-style-name="Standard">
      <style:text-properties style:font-name="Courier 10 Pitch" officeooo:rsid="006d622e" officeooo:paragraph-rsid="006d622e"/>
    </style:style>
    <style:style style:name="P65" style:family="paragraph" style:parent-style-name="Standard">
      <style:text-properties style:font-name="Courier 10 Pitch" officeooo:rsid="00722be1" officeooo:paragraph-rsid="00722be1"/>
    </style:style>
    <style:style style:name="P66" style:family="paragraph" style:parent-style-name="Standard">
      <style:text-properties style:font-name="Courier 10 Pitch" officeooo:rsid="0076e574" officeooo:paragraph-rsid="0076e574"/>
    </style:style>
    <style:style style:name="P67" style:family="paragraph" style:parent-style-name="Standard">
      <style:text-properties style:font-name="Courier 10 Pitch" officeooo:rsid="0078db89" officeooo:paragraph-rsid="0078db89"/>
    </style:style>
    <style:style style:name="P68" style:family="paragraph" style:parent-style-name="Standard">
      <style:text-properties style:font-name="Courier 10 Pitch" style:text-underline-style="none" fo:font-weight="normal" officeooo:rsid="0085e5d5" officeooo:paragraph-rsid="0085e5d5" style:font-weight-asian="normal" style:font-weight-complex="normal"/>
    </style:style>
    <style:style style:name="P69" style:family="paragraph" style:parent-style-name="Standard">
      <style:text-properties style:font-name="Courier 10 Pitch" style:text-underline-style="none" fo:font-weight="normal" officeooo:rsid="0086130a" officeooo:paragraph-rsid="0086130a" style:font-weight-asian="normal" style:font-weight-complex="normal"/>
    </style:style>
    <style:style style:name="P70" style:family="paragraph" style:parent-style-name="Standard">
      <style:text-properties style:font-name="Courier 10 Pitch" officeooo:rsid="0088788d" officeooo:paragraph-rsid="0088788d"/>
    </style:style>
    <style:style style:name="P71" style:family="paragraph" style:parent-style-name="Standard">
      <style:text-properties style:font-name="Courier 10 Pitch" officeooo:rsid="0088788d" officeooo:paragraph-rsid="0089cd8c"/>
    </style:style>
    <style:style style:name="P72" style:family="paragraph" style:parent-style-name="Standard">
      <style:text-properties style:font-name="Courier 10 Pitch" officeooo:rsid="0089cd8c" officeooo:paragraph-rsid="0089cd8c"/>
    </style:style>
    <style:style style:name="P73" style:family="paragraph" style:parent-style-name="Standard">
      <style:text-properties style:font-name="Courier 10 Pitch" officeooo:rsid="008ace7b" officeooo:paragraph-rsid="008ace7b"/>
    </style:style>
    <style:style style:name="P74" style:family="paragraph" style:parent-style-name="Standard">
      <style:text-properties style:font-name="Courier 10 Pitch" officeooo:rsid="008bf4f8" officeooo:paragraph-rsid="008bf4f8"/>
    </style:style>
    <style:style style:name="P75" style:family="paragraph" style:parent-style-name="Standard">
      <style:paragraph-properties fo:break-before="page"/>
      <style:text-properties style:font-name="Courier 10 Pitch" fo:font-weight="bold" officeooo:rsid="0029effb" officeooo:paragraph-rsid="0029effb" style:font-weight-asian="bold" style:font-weight-complex="bold"/>
    </style:style>
    <style:style style:name="P76" style:family="paragraph" style:parent-style-name="Standard">
      <style:paragraph-properties fo:break-before="page"/>
      <style:text-properties style:font-name="Courier 10 Pitch" style:text-underline-style="solid" style:text-underline-width="auto" style:text-underline-color="font-color" fo:font-weight="bold" officeooo:rsid="0029effb" officeooo:paragraph-rsid="0029effb" style:font-weight-asian="bold" style:font-weight-complex="bold"/>
    </style:style>
    <style:style style:name="P77" style:family="paragraph" style:parent-style-name="Standard">
      <style:paragraph-properties fo:break-before="page"/>
      <style:text-properties style:font-name="Courier 10 Pitch" style:text-underline-style="solid" style:text-underline-width="auto" style:text-underline-color="font-color" fo:font-weight="bold" officeooo:rsid="000f025c" officeooo:paragraph-rsid="000f025c" style:font-weight-asian="bold" style:font-weight-complex="bold"/>
    </style:style>
    <style:style style:name="P78" style:family="paragraph" style:parent-style-name="Standard">
      <style:paragraph-properties fo:break-before="page"/>
      <style:text-properties style:font-name="Courier 10 Pitch" style:text-underline-style="solid" style:text-underline-width="auto" style:text-underline-color="font-color" officeooo:rsid="000cfdfb" officeooo:paragraph-rsid="000f025c"/>
    </style:style>
    <style:style style:name="P79" style:family="paragraph" style:parent-style-name="Standard">
      <style:text-properties style:font-name="Courier 10 Pitch" fo:font-weight="normal" officeooo:rsid="001b46de" officeooo:paragraph-rsid="005992b7" style:font-weight-asian="normal" style:font-weight-complex="normal"/>
    </style:style>
    <style:style style:name="P80" style:family="paragraph" style:parent-style-name="Standard">
      <style:text-properties style:font-name="Courier 10 Pitch" fo:font-weight="normal" officeooo:rsid="008f39c3" officeooo:paragraph-rsid="008f39c3" style:font-weight-asian="normal" style:font-weight-complex="normal"/>
    </style:style>
    <style:style style:name="P81" style:family="paragraph" style:parent-style-name="Standard">
      <style:text-properties style:font-name="Courier 10 Pitch" fo:font-weight="normal" officeooo:rsid="00900535" officeooo:paragraph-rsid="00900535" style:font-weight-asian="normal" style:font-weight-complex="normal"/>
    </style:style>
    <style:style style:name="P82" style:family="paragraph" style:parent-style-name="Standard">
      <style:text-properties style:font-name="Courier 10 Pitch" fo:font-weight="normal" officeooo:rsid="007c75a1" officeooo:paragraph-rsid="0096821d" style:font-weight-asian="normal" style:font-weight-complex="normal"/>
    </style:style>
    <style:style style:name="P83" style:family="paragraph" style:parent-style-name="Standard">
      <style:text-properties style:font-name="Courier 10 Pitch" fo:font-weight="bold" officeooo:rsid="007f75ce" officeooo:paragraph-rsid="007f75ce" style:font-weight-asian="bold" style:font-weight-complex="bold"/>
    </style:style>
    <style:style style:name="P84" style:family="paragraph" style:parent-style-name="Standard">
      <style:text-properties style:font-name="Courier 10 Pitch" fo:font-weight="bold" officeooo:rsid="00921420" officeooo:paragraph-rsid="00921420" style:font-weight-asian="bold" style:font-weight-complex="bold"/>
    </style:style>
    <style:style style:name="P85" style:family="paragraph" style:parent-style-name="Standard">
      <style:text-properties style:font-name="Courier 10 Pitch" officeooo:rsid="005a29c2" officeooo:paragraph-rsid="005a29c2"/>
    </style:style>
    <style:style style:name="P86" style:family="paragraph" style:parent-style-name="Standard">
      <style:text-properties style:font-name="Courier 10 Pitch" officeooo:rsid="00936f2c" officeooo:paragraph-rsid="00936f2c"/>
    </style:style>
    <style:style style:name="P87" style:family="paragraph" style:parent-style-name="Standard">
      <style:text-properties style:font-name="Courier 10 Pitch" officeooo:rsid="0096821d" officeooo:paragraph-rsid="0096821d"/>
    </style:style>
    <style:style style:name="T1" style:family="text">
      <style:text-properties officeooo:rsid="0009c8d4"/>
    </style:style>
    <style:style style:name="T2" style:family="text">
      <style:text-properties officeooo:rsid="000b4af2"/>
    </style:style>
    <style:style style:name="T3" style:family="text">
      <style:text-properties officeooo:rsid="000cfdfb"/>
    </style:style>
    <style:style style:name="T4" style:family="text">
      <style:text-properties officeooo:rsid="000e1b93"/>
    </style:style>
    <style:style style:name="T5" style:family="text">
      <style:text-properties officeooo:rsid="000f02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025c" style:font-weight-asian="bold" style:font-weight-complex="bold"/>
    </style:style>
    <style:style style:name="T8" style:family="text">
      <style:text-properties fo:font-weight="bold" officeooo:rsid="003c4457" style:font-weight-asian="bold" style:font-weight-complex="bold"/>
    </style:style>
    <style:style style:name="T9" style:family="text">
      <style:text-properties fo:font-weight="bold" officeooo:rsid="00435635" style:font-weight-asian="bold" style:font-weight-complex="bold"/>
    </style:style>
    <style:style style:name="T10" style:family="text">
      <style:text-properties fo:font-weight="bold" officeooo:rsid="00573a47" style:font-weight-asian="bold" style:font-weight-complex="bold"/>
    </style:style>
    <style:style style:name="T11" style:family="text">
      <style:text-properties fo:font-weight="bold" officeooo:rsid="008ce0b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f025c" style:font-weight-asian="normal" style:font-weight-complex="normal"/>
    </style:style>
    <style:style style:name="T14" style:family="text">
      <style:text-properties fo:font-weight="normal" officeooo:rsid="001b46de" style:font-weight-asian="normal" style:font-weight-complex="normal"/>
    </style:style>
    <style:style style:name="T15" style:family="text">
      <style:text-properties fo:font-weight="normal" officeooo:rsid="001c1323" style:font-weight-asian="normal" style:font-weight-complex="normal"/>
    </style:style>
    <style:style style:name="T16" style:family="text">
      <style:text-properties fo:font-weight="normal" officeooo:rsid="0013277e" style:font-weight-asian="normal" style:font-weight-complex="normal"/>
    </style:style>
    <style:style style:name="T17" style:family="text">
      <style:text-properties fo:font-weight="normal" officeooo:rsid="0032e902" style:font-weight-asian="normal" style:font-weight-complex="normal"/>
    </style:style>
    <style:style style:name="T18" style:family="text">
      <style:text-properties fo:font-weight="normal" officeooo:rsid="00366987" style:font-weight-asian="normal" style:font-weight-complex="normal"/>
    </style:style>
    <style:style style:name="T19" style:family="text">
      <style:text-properties fo:font-weight="normal" officeooo:rsid="0057d18b" style:font-weight-asian="normal" style:font-weight-complex="normal"/>
    </style:style>
    <style:style style:name="T20" style:family="text">
      <style:text-properties fo:font-weight="normal" officeooo:rsid="005992b7" style:font-weight-asian="normal" style:font-weight-complex="normal"/>
    </style:style>
    <style:style style:name="T21" style:family="text">
      <style:text-properties fo:font-weight="normal" officeooo:rsid="007b87c7" style:font-weight-asian="normal" style:font-weight-complex="normal"/>
    </style:style>
    <style:style style:name="T22" style:family="text">
      <style:text-properties fo:font-weight="normal" officeooo:rsid="00821969" style:font-weight-asian="normal" style:font-weight-complex="normal"/>
    </style:style>
    <style:style style:name="T23" style:family="text">
      <style:text-properties fo:font-weight="normal" officeooo:rsid="0082f7be" style:font-weight-asian="normal" style:font-weight-complex="normal"/>
    </style:style>
    <style:style style:name="T24" style:family="text">
      <style:text-properties fo:font-weight="normal" officeooo:rsid="0086d2c2" style:font-weight-asian="normal" style:font-weight-complex="normal"/>
    </style:style>
    <style:style style:name="T25" style:family="text">
      <style:text-properties fo:font-weight="normal" officeooo:rsid="008836de" style:font-weight-asian="normal" style:font-weight-complex="normal"/>
    </style:style>
    <style:style style:name="T26" style:family="text">
      <style:text-properties fo:font-weight="normal" officeooo:rsid="008f39c3" style:font-weight-asian="normal" style:font-weight-complex="normal"/>
    </style:style>
    <style:style style:name="T27" style:family="text">
      <style:text-properties fo:font-weight="normal" officeooo:rsid="005a9c27" style:font-weight-asian="normal" style:font-weight-complex="normal"/>
    </style:style>
    <style:style style:name="T28" style:family="text">
      <style:text-properties officeooo:rsid="001142b4"/>
    </style:style>
    <style:style style:name="T29" style:family="text">
      <style:text-properties officeooo:rsid="0014f9e5"/>
    </style:style>
    <style:style style:name="T30" style:family="text">
      <style:text-properties officeooo:rsid="001dcd80"/>
    </style:style>
    <style:style style:name="T31" style:family="text">
      <style:text-properties officeooo:rsid="0031ae15"/>
    </style:style>
    <style:style style:name="T32" style:family="text">
      <style:text-properties officeooo:rsid="0032e902"/>
    </style:style>
    <style:style style:name="T33" style:family="text">
      <style:text-properties officeooo:rsid="0034181c"/>
    </style:style>
    <style:style style:name="T34" style:family="text">
      <style:text-properties officeooo:rsid="00351eb0"/>
    </style:style>
    <style:style style:name="T35" style:family="text">
      <style:text-properties officeooo:rsid="00391c71"/>
    </style:style>
    <style:style style:name="T36" style:family="text">
      <style:text-properties officeooo:rsid="003a8034"/>
    </style:style>
    <style:style style:name="T37" style:family="text">
      <style:text-properties officeooo:rsid="003db976"/>
    </style:style>
    <style:style style:name="T38" style:family="text">
      <style:text-properties officeooo:rsid="00401b6f"/>
    </style:style>
    <style:style style:name="T39" style:family="text">
      <style:text-properties officeooo:rsid="0040d37f"/>
    </style:style>
    <style:style style:name="T40" style:family="text">
      <style:text-properties officeooo:rsid="00435635"/>
    </style:style>
    <style:style style:name="T41" style:family="text">
      <style:text-properties officeooo:rsid="004648ef"/>
    </style:style>
    <style:style style:name="T42" style:family="text">
      <style:text-properties officeooo:rsid="0046a1cc"/>
    </style:style>
    <style:style style:name="T43" style:family="text">
      <style:text-properties officeooo:rsid="004d80e1"/>
    </style:style>
    <style:style style:name="T44" style:family="text">
      <style:text-properties officeooo:rsid="00506a8f"/>
    </style:style>
    <style:style style:name="T45" style:family="text">
      <style:text-properties officeooo:rsid="0051ca12"/>
    </style:style>
    <style:style style:name="T46" style:family="text">
      <style:text-properties officeooo:rsid="00523b77"/>
    </style:style>
    <style:style style:name="T47" style:family="text">
      <style:text-properties officeooo:rsid="00573a47"/>
    </style:style>
    <style:style style:name="T48" style:family="text">
      <style:text-properties officeooo:rsid="005992b7"/>
    </style:style>
    <style:style style:name="T49" style:family="text">
      <style:text-properties officeooo:rsid="0059c8ff"/>
    </style:style>
    <style:style style:name="T50" style:family="text">
      <style:text-properties officeooo:rsid="005a9c27"/>
    </style:style>
    <style:style style:name="T51" style:family="text">
      <style:text-properties officeooo:rsid="005c908d"/>
    </style:style>
    <style:style style:name="T52" style:family="text">
      <style:text-properties officeooo:rsid="0061f2c6"/>
    </style:style>
    <style:style style:name="T53" style:family="text">
      <style:text-properties officeooo:rsid="006541ab"/>
    </style:style>
    <style:style style:name="T54" style:family="text">
      <style:text-properties officeooo:rsid="00666380"/>
    </style:style>
    <style:style style:name="T55" style:family="text">
      <style:text-properties officeooo:rsid="0069e47e"/>
    </style:style>
    <style:style style:name="T56" style:family="text">
      <style:text-properties officeooo:rsid="006ab637"/>
    </style:style>
    <style:style style:name="T57" style:family="text">
      <style:text-properties officeooo:rsid="006c1423"/>
    </style:style>
    <style:style style:name="T58" style:family="text">
      <style:text-properties officeooo:rsid="006eee93"/>
    </style:style>
    <style:style style:name="T59" style:family="text">
      <style:text-properties officeooo:rsid="006efe8b"/>
    </style:style>
    <style:style style:name="T60" style:family="text">
      <style:text-properties officeooo:rsid="00722be1"/>
    </style:style>
    <style:style style:name="T61" style:family="text">
      <style:text-properties officeooo:rsid="00725ddf"/>
    </style:style>
    <style:style style:name="T62" style:family="text">
      <style:text-properties officeooo:rsid="0075fdca"/>
    </style:style>
    <style:style style:name="T63" style:family="text">
      <style:text-properties officeooo:rsid="00784783"/>
    </style:style>
    <style:style style:name="T64" style:family="text">
      <style:text-properties officeooo:rsid="0078877c"/>
    </style:style>
    <style:style style:name="T65" style:family="text">
      <style:text-properties officeooo:rsid="007d8a41"/>
    </style:style>
    <style:style style:name="T66" style:family="text">
      <style:text-properties officeooo:rsid="0085527e"/>
    </style:style>
    <style:style style:name="T67" style:family="text">
      <style:text-properties officeooo:rsid="0086130a"/>
    </style:style>
    <style:style style:name="T68" style:family="text">
      <style:text-properties officeooo:rsid="0086d2c2"/>
    </style:style>
    <style:style style:name="T69" style:family="text">
      <style:text-properties officeooo:rsid="008836de"/>
    </style:style>
    <style:style style:name="T70" style:family="text">
      <style:text-properties officeooo:rsid="0088788d"/>
    </style:style>
    <style:style style:name="T71" style:family="text">
      <style:text-properties officeooo:rsid="008ace7b"/>
    </style:style>
    <style:style style:name="T72" style:family="text">
      <style:text-properties officeooo:rsid="008b93fa"/>
    </style:style>
    <style:style style:name="T73" style:family="text">
      <style:text-properties officeooo:rsid="008bf4f8"/>
    </style:style>
    <style:style style:name="T74" style:family="text">
      <style:text-properties officeooo:rsid="008ce0bd"/>
    </style:style>
    <style:style style:name="T75" style:family="text">
      <style:text-properties officeooo:rsid="0091a14d"/>
    </style:style>
    <style:style style:name="T76" style:family="text">
      <style:text-properties officeooo:rsid="00921aa8"/>
    </style:style>
    <style:style style:name="T77" style:family="text">
      <style:text-properties officeooo:rsid="00936f2c"/>
    </style:style>
    <style:style style:name="T78" style:family="text">
      <style:text-properties officeooo:rsid="0094ed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Ratscript 2.0 Error Codes</text:p>
      <text:p text:style-name="P1"/>
      <text:p text:style-name="P68">Error codes are organized numerically, to create ranges.</text:p>
      <text:p text:style-name="P68"/>
      <text:p text:style-name="P68">GENERAL | SPECIFIC | ERROR</text:p>
      <text:p text:style-name="P68"/>
      <text:p text:style-name="P68">2110</text:p>
      <text:p text:style-name="P68">2: Math and Logic (General Category)</text:p>
      <text:p text:style-name="P68">1: Non-Decimal Math Error (Specific Category)</text:p>
      <text:p text:style-name="P68">0<text:span text:style-name="T67">1</text:span>: Invalid Hexadecimal (Specific Error)</text:p>
      <text:p text:style-name="P68"/>
      <text:p text:style-name="P69">TO DO: Add leading zero to ALL specific error portion of codes!</text:p>
      <text:p text:style-name="P77">Compiler Errors <text:span text:style-name="T36">(0xxx)</text:span></text:p>
      <text:p text:style-name="P1"><text:span text:style-name="T33">0</text:span>0<text:span text:style-name="T68">0</text:span>0 – <text:span text:style-name="T2">Unknown Error</text:span></text:p>
      <text:p text:style-name="P1"/>
      <text:p text:style-name="P53"><text:span text:style-name="T6">Name Errors (00x</text:span><text:span text:style-name="T11">x</text:span><text:span text:style-name="T6">)</text:span></text:p>
      <text:p text:style-name="P43"><text:span text:style-name="T33">0</text:span>0<text:span text:style-name="T68">01</text:span> – Reserved <text:span text:style-name="T60">Name</text:span></text:p>
      <text:p text:style-name="P43"><text:tab/>Name is reserved keyword.</text:p>
      <text:p text:style-name="P73">0002 – Library Name Conflict</text:p>
      <text:p text:style-name="P73"><text:tab/>Name already exists in Ratscript common library.</text:p>
      <text:p text:style-name="P11"><text:span text:style-name="T33">0</text:span>0<text:span text:style-name="T68">03</text:span> – <text:span text:style-name="T61">Name Conflict</text:span></text:p>
      <text:p text:style-name="P11"><text:tab/>Name already exists.</text:p>
      <text:p text:style-name="P65">00<text:span text:style-name="T68">04</text:span> – <text:span text:style-name="T71">Illegal Name</text:span></text:p>
      <text:p text:style-name="P65"><text:tab/>Cannot <text:span text:style-name="T62">give literal as name (3, true, “Bob” vs. Bob)</text:span></text:p>
      <text:p text:style-name="P57">00<text:span text:style-name="T68">05</text:span> – Invalid Name</text:p>
      <text:p text:style-name="P57"><text:tab/>Names may only contain alphanumeric and _.</text:p>
      <text:p text:style-name="P2"/>
      <text:p text:style-name="P21"><text:span text:style-name="T46">Type</text:span> Errors (01x<text:span text:style-name="T74">x</text:span>)</text:p>
      <text:p text:style-name="P1"><text:span text:style-name="T33">0100</text:span> – Type Error</text:p>
      <text:p text:style-name="P1"><text:tab/><text:span text:style-name="T3">Mismatched type.</text:span></text:p>
      <text:p text:style-name="P53">01<text:span text:style-name="T68">0</text:span>1 – Cast Error</text:p>
      <text:p text:style-name="P53"><text:tab/>Cannot cast.</text:p>
      <text:p text:style-name="P14"><text:span text:style-name="T44">0102</text:span> – Null Error</text:p>
      <text:p text:style-name="P14"><text:tab/>Null passed where value expected.</text:p>
      <text:p text:style-name="P14"><text:tab/><text:span text:style-name="T29">No value defined in variable/constant.</text:span></text:p>
      <text:p text:style-name="P4"/>
      <text:p text:style-name="P25">Function Errors (03x<text:span text:style-name="T74">x</text:span>)</text:p>
      <text:p text:style-name="P34">03<text:span text:style-name="T68">0</text:span>0 – Function Call Error</text:p>
      <text:p text:style-name="P34"><text:tab/>General function call error.</text:p>
      <text:p text:style-name="P34">03<text:span text:style-name="T68">0</text:span>1 – Missing Argument</text:p>
      <text:p text:style-name="P34"><text:tab/>One or more arguments are missing.</text:p>
      <text:p text:style-name="P39">0302 – Late Required Argument</text:p>
      <text:p text:style-name="P39"><text:tab/>Required arguments must precede optional arguments.</text:p>
      <text:p text:style-name="P39"/>
      <text:p text:style-name="P29"><text:span text:style-name="T45">Access</text:span> Errors (0<text:span text:style-name="T72">4</text:span>x<text:span text:style-name="T74">x</text:span>)</text:p>
      <text:p text:style-name="P3"><text:span text:style-name="T33">0400</text:span> – Access <text:span text:style-name="T1">Error</text:span></text:p>
      <text:p text:style-name="P3"><text:tab/><text:span text:style-name="T73">General access error.</text:span></text:p>
      <text:p text:style-name="P74">0401 – Out of Scope</text:p>
      <text:p text:style-name="P74"><text:tab/>Cannot access variable/function/constant out of scope.</text:p>
      <text:p text:style-name="P74">0402 - (?)</text:p>
      <text:p text:style-name="P74">0403 – Illegal Assignment</text:p>
      <text:p text:style-name="P74"><text:span text:style-name="T3"><text:tab/>Attempting to write to a constant </text:span>or literal<text:span text:style-name="T3">.</text:span></text:p>
      <text:p text:style-name="P3"><text:span text:style-name="T33">0404</text:span> – Reference Error</text:p>
      <text:p text:style-name="P40"><text:tab/><text:span text:style-name="T3">Variable/Constant/Function not found.</text:span></text:p>
      <text:p text:style-name="P76">Syntax Errors <text:span text:style-name="T36">(1xxx)</text:span></text:p>
      <text:p text:style-name="P28">Expected Token (10x<text:span text:style-name="T74">x</text:span>)</text:p>
      <text:p text:style-name="P60">1<text:span text:style-name="T53">00</text:span>0 – <text:span text:style-name="T54">E</text:span>xpected Token</text:p>
      <text:p text:style-name="P60"><text:tab/>General expected token error.</text:p>
      <text:p text:style-name="P51">10<text:span text:style-name="T68">0</text:span>1 – <text:span text:style-name="T70">Opening Bracket Expected</text:span></text:p>
      <text:p text:style-name="P51"><text:tab/>Missing [</text:p>
      <text:p text:style-name="P70">1002 – Closing Bracket Expected</text:p>
      <text:p text:style-name="P70"><text:tab/>Missing ]</text:p>
      <text:p text:style-name="P70">1003 – Opening Parenthesis Expected</text:p>
      <text:p text:style-name="P70"><text:tab/>Missing (</text:p>
      <text:p text:style-name="P70">1004 – Closing Parenthesis Expected</text:p>
      <text:p text:style-name="P70"><text:tab/>Missing )</text:p>
      <text:p text:style-name="P70">1005 – Opening Brace Expected</text:p>
      <text:p text:style-name="P70"><text:tab/>Missing {</text:p>
      <text:p text:style-name="P71">1006 – Closing Brace Expected</text:p>
      <text:p text:style-name="P71"><text:tab/>Missing }</text:p>
      <text:p text:style-name="P72">1007 – Incomplete Comment</text:p>
      <text:p text:style-name="P72"><text:tab/>Expected “&gt;” or “*” (lone leading &gt;)</text:p>
      <text:p text:style-name="P44">1<text:span text:style-name="T32">008</text:span> – Subordination Expected</text:p>
      <text:p text:style-name="P44"><text:tab/>Line should be subordinated (:)</text:p>
      <text:p text:style-name="P47">1<text:span text:style-name="T34">009</text:span> – Implicit Variable Call</text:p>
      <text:p text:style-name="P12"><text:tab/><text:span text:style-name="T31">Expected @</text:span></text:p>
      <text:p text:style-name="P12"/>
      <text:p text:style-name="P20">Unexpected Token (11x<text:span text:style-name="T74">x</text:span>)</text:p>
      <text:p text:style-name="P59">11<text:span text:style-name="T68">0</text:span>0 – Unexpected Token</text:p>
      <text:p text:style-name="P59"><text:tab/>General unexpected token error.</text:p>
      <text:p text:style-name="P42">1<text:span text:style-name="T39">101</text:span> - <text:span text:style-name="T4">Incomplete statement</text:span></text:p>
      <text:p text:style-name="P42"><text:tab/><text:span text:style-name="T38">Improper …</text:span></text:p>
      <text:p text:style-name="P46">1<text:span text:style-name="T43">102</text:span> – Assignment Unexpected</text:p>
      <text:p text:style-name="P46"><text:tab/><text:span text:style-name="T4">= instead of == (disallow assignment in eval)</text:span></text:p>
      <text:p text:style-name="P49">1<text:span text:style-name="T52">103</text:span> – Wrong Language Error</text:p>
      <text:p text:style-name="P15"><text:span text:style-name="T6"><text:tab/></text:span><text:span text:style-name="T16">Trailing ; (we're not in C!)</text:span></text:p>
      <text:p text:style-name="P15"><text:span text:style-name="T16"><text:tab/></text:span><text:span text:style-name="T17">Trailing \ (we're not in Python)</text:span></text:p>
      <text:p text:style-name="P48"/>
      <text:p text:style-name="P50"><text:span text:style-name="T6">Expected Keyword (1</text:span><text:span text:style-name="T9">2</text:span><text:span text:style-name="T6">x</text:span><text:span text:style-name="T11">x</text:span><text:span text:style-name="T6">)</text:span></text:p>
      <text:p text:style-name="P58">12<text:span text:style-name="T68">0</text:span>0 – Expected Keyword</text:p>
      <text:p text:style-name="P58"><text:tab/>General expected keyword error.</text:p>
      <text:p text:style-name="P48">1<text:span text:style-name="T41">201</text:span> – Type Expected</text:p>
      <text:p text:style-name="P13"><text:tab/>No type given for MAKE.</text:p>
      <text:p text:style-name="P66">12<text:span text:style-name="T68">0</text:span>2 – CASE Expected</text:p>
      <text:p text:style-name="P66"><text:tab/><text:span text:style-name="T63">No CASE given with SWITCH</text:span></text:p>
      <text:p text:style-name="P66">12<text:span text:style-name="T68">0</text:span>3 – CATCH Expected</text:p>
      <text:p text:style-name="P66"><text:tab/><text:span text:style-name="T63">No CATCH given with TRY</text:span></text:p>
      <text:p text:style-name="P45">1<text:span text:style-name="T41">204</text:span> – END Expected</text:p>
      <text:p text:style-name="P45"><text:tab/>No <text:span text:style-name="T42">matching END statement</text:span>.</text:p>
      <text:p text:style-name="P48">1<text:span text:style-name="T41">205</text:span> – R<text:span text:style-name="T64">ETURN</text:span> Expected</text:p>
      <text:p text:style-name="P48"><text:tab/><text:span text:style-name="T4">No return in function.</text:span></text:p>
      <text:p text:style-name="P48"><text:soft-page-break/></text:p>
      <text:p text:style-name="P19">Unexpected Keyword (1<text:span text:style-name="T40">3</text:span>x<text:span text:style-name="T74">x</text:span>)</text:p>
      <text:p text:style-name="P58">130<text:span text:style-name="T68">0</text:span> – Unexpected Keyword</text:p>
      <text:p text:style-name="P58"><text:tab/>General unexpected keyword error.</text:p>
      <text:p text:style-name="P41">1<text:span text:style-name="T40">301</text:span> – Context Error</text:p>
      <text:p text:style-name="P41"><text:tab/>META keyword out of context.</text:p>
      <text:p text:style-name="P5"/>
      <text:p text:style-name="P6"/>
      <text:p text:style-name="P78"><text:span text:style-name="T10">Math and </text:span><text:span text:style-name="T7">Logic Errors </text:span><text:span text:style-name="T8">(2xx</text:span><text:span text:style-name="T11">x</text:span><text:span text:style-name="T8">)</text:span></text:p>
      <text:p text:style-name="P23">Math Errors <text:span text:style-name="T48">(20xx)</text:span></text:p>
      <text:p text:style-name="P6"><text:span text:style-name="T35">2000</text:span> – <text:span text:style-name="T47">Math</text:span> Error</text:p>
      <text:p text:style-name="P6"><text:span text:style-name="T12"><text:tab/></text:span><text:span text:style-name="T13">General </text:span><text:span text:style-name="T19">math</text:span><text:span text:style-name="T13"> error.</text:span></text:p>
      <text:p text:style-name="P16"><text:span text:style-name="T20">2</text:span><text:span text:style-name="T18">0</text:span><text:span text:style-name="T24">0</text:span><text:span text:style-name="T15">1</text:span><text:span text:style-name="T14"> – Division Error</text:span></text:p>
      <text:p text:style-name="P35"><text:tab/>Cannot divide by 0.</text:p>
      <text:p text:style-name="P16"><text:span text:style-name="T20">2</text:span><text:span text:style-name="T18">0</text:span><text:span text:style-name="T24">0</text:span><text:span text:style-name="T15">2</text:span><text:span text:style-name="T14"> – Root Error</text:span></text:p>
      <text:p text:style-name="P35"><text:tab/>Cannot take (even) root of negative number.</text:p>
      <text:p text:style-name="P80">2003 – Log Error</text:p>
      <text:p text:style-name="P80"><text:tab/>Cannot take log of 0 or negative number.</text:p>
      <text:p text:style-name="P30"><text:span text:style-name="T20">2</text:span><text:span text:style-name="T18">0</text:span><text:span text:style-name="T24">0</text:span><text:span text:style-name="T26">4</text:span><text:span text:style-name="T12"> – Infinity Error</text:span></text:p>
      <text:p text:style-name="P36"><text:tab/>Solution is infinite.</text:p>
      <text:p text:style-name="P67">20<text:span text:style-name="T68">05</text:span> – Invalid Operator</text:p>
      <text:p text:style-name="P67"><text:tab/>Operator invalid.</text:p>
      <text:p text:style-name="P67"><text:tab/>Operator does not exist.</text:p>
      <text:p text:style-name="P56"><text:span text:style-name="T13">2</text:span><text:span text:style-name="T12">0</text:span><text:span text:style-name="T24">0</text:span><text:span text:style-name="T26">6</text:span><text:span text:style-name="T12"> – Invalid Operand</text:span></text:p>
      <text:p text:style-name="P37"><text:tab/>Cannot perform math on NaN.</text:p>
      <text:p text:style-name="P6"/>
      <text:p text:style-name="P24">Non-Decimal Math Error (21x<text:span text:style-name="T74">x</text:span>)</text:p>
      <text:p text:style-name="P81">2100 – Non-Decimal Math Error</text:p>
      <text:p text:style-name="P81"><text:tab/><text:span text:style-name="T75">General non-decimal math error.</text:span></text:p>
      <text:p text:style-name="P32">21<text:span text:style-name="T69">01</text:span> – <text:span text:style-name="T57">Illegal Digit</text:span></text:p>
      <text:p text:style-name="P32"><text:tab/><text:span text:style-name="T56">Out-of-range digit for base.</text:span></text:p>
      <text:p text:style-name="P33">21<text:span text:style-name="T69">02</text:span> – Invalid Hexadecimal</text:p>
      <text:p text:style-name="P33"><text:tab/>Decimal point in hexadecimal.</text:p>
      <text:p text:style-name="P6"/>
      <text:p text:style-name="P22">Loop Errors <text:span text:style-name="T47">(22xx)</text:span></text:p>
      <text:p text:style-name="P7"><text:span text:style-name="T28">2200</text:span> – <text:span text:style-name="T30">Infinite Loop</text:span> Error</text:p>
      <text:p text:style-name="P7"><text:tab/>Infinite loop. (These should be interrupted when possible.)</text:p>
      <text:p text:style-name="P61">2<text:span text:style-name="T55">20</text:span>1 – Missing <text:span text:style-name="T77">Iterator Modifier</text:span></text:p>
      <text:p text:style-name="P61"><text:tab/>No increment command in WHILE or DO WHILE. <text:span text:style-name="T59">(Infinite loop)</text:span></text:p>
      <text:p text:style-name="P64">22<text:span text:style-name="T69">0</text:span>2 – Missing <text:span text:style-name="T66">Loop Condition</text:span></text:p>
      <text:p text:style-name="P64"><text:tab/><text:span text:style-name="T58">Missing statement in WHILE or DO WHILE.</text:span></text:p>
      <text:p text:style-name="P62">2<text:span text:style-name="T55">203</text:span> – Missing WHILE</text:p>
      <text:p text:style-name="P62"><text:tab/>No WHILE in DO WHILE.</text:p>
      <text:p text:style-name="P63">2<text:span text:style-name="T55">204</text:span> – Incomplete FOR</text:p>
      <text:p text:style-name="P63"><text:tab/>Missing element in FOR header.</text:p>
      <text:p text:style-name="P8"/>
      <text:p text:style-name="P23">Logic Errors (2<text:span text:style-name="T55">3</text:span>x<text:span text:style-name="T74">x</text:span>)</text:p>
      <text:p text:style-name="P55">2<text:span text:style-name="T55">30</text:span>0 – Logic Error</text:p>
      <text:p text:style-name="P55"><text:tab/>General logic error.</text:p>
      <text:p text:style-name="P8">2<text:span text:style-name="T55">32</text:span>2 – Paradox Error</text:p>
      <text:p text:style-name="P31"><text:tab/>Contradictory statements. <text:span text:style-name="T49">(Mainly novelty.)</text:span></text:p>
      <text:p text:style-name="P8"/>
      <text:p text:style-name="P23">Eval Errors (24x<text:span text:style-name="T74">x</text:span>)</text:p>
      <text:p text:style-name="P54">24<text:span text:style-name="T69">0</text:span>0 – Evaluation Error</text:p>
      <text:p text:style-name="P54"><text:tab/>General eval error.</text:p>
      <text:p text:style-name="P86"><text:soft-page-break/>2401 – Incomplete Eval</text:p>
      <text:p text:style-name="P86"><text:tab/><text:span text:style-name="T27">Incomplete eval statement. (Operator leading/trailing)</text:span></text:p>
      <text:p text:style-name="P10"><text:span text:style-name="T35">24</text:span>42 – Question Error</text:p>
      <text:p text:style-name="P7"/>
      <text:p text:style-name="P18"/>
      <text:p text:style-name="P75">System Errors <text:span text:style-name="T37">(3xxx)</text:span></text:p>
      <text:p text:style-name="P9"><text:span text:style-name="T51">3000</text:span> – System Error</text:p>
      <text:p text:style-name="P9"><text:tab/><text:span text:style-name="T5">General system error.</text:span></text:p>
      <text:p text:style-name="P9"><text:span text:style-name="T51">3001</text:span> – Memory <text:span text:style-name="T78">Allocation </text:span>Error</text:p>
      <text:p text:style-name="P9"><text:tab/>Cannot allocate memory for variable.</text:p>
      <text:p text:style-name="P87">3002 – Underflow Error</text:p>
      <text:p text:style-name="P87"><text:tab/>Stack underflow.</text:p>
      <text:p text:style-name="P9"><text:span text:style-name="T51">3003</text:span> – Overflow Error</text:p>
      <text:p text:style-name="P17"><text:tab/><text:span text:style-name="T12">Stack overflow.</text:span></text:p>
      <text:p text:style-name="P26"><text:span text:style-name="T12">30</text:span><text:span text:style-name="T25">0</text:span><text:span text:style-name="T12">4 – </text:span><text:span text:style-name="T21">Not Found</text:span></text:p>
      <text:p text:style-name="P26"><text:span text:style-name="T12"><text:tab/></text:span><text:span text:style-name="T21">File cannot be found.</text:span></text:p>
      <text:p text:style-name="P27"><text:span text:style-name="T21">3</text:span><text:span text:style-name="T12">0</text:span><text:span text:style-name="T25">0</text:span><text:span text:style-name="T12">5 – </text:span><text:span text:style-name="T23">System </text:span><text:span text:style-name="T12">Access Error</text:span></text:p>
      <text:p text:style-name="P38"><text:tab/>File cannot be accessed.</text:p>
      <text:p text:style-name="P27"><text:span text:style-name="T12"><text:tab/></text:span><text:span text:style-name="T22">Process cannot be accessed.</text:span></text:p>
      <text:p text:style-name="P84"><text:span text:style-name="T22">3</text:span><text:span text:style-name="T12">006 – Segmentation Fault</text:span></text:p>
      <text:p text:style-name="P84"><text:span text:style-name="T12"><text:tab/>Segmentation fault.</text:span></text:p>
      <text:p text:style-name="P82">30<text:span text:style-name="T69">07</text:span> – <text:span text:style-name="T65">Unexpected Termination</text:span></text:p>
      <text:p text:style-name="P82"><text:span text:style-name="T12"><text:tab/></text:span><text:span text:style-name="T65">Process terminated unexpected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7:59:42.815044705</meta:creation-date>
    <dc:date>2014-12-10T22:55:40.297022189</dc:date>
    <meta:editing-duration>PT3H42M2S</meta:editing-duration>
    <meta:editing-cycles>157</meta:editing-cycles>
    <meta:generator>LibreOffice/4.3.3.2$Linux_X86_64 LibreOffice_project/430m0$Build-2</meta:generator>
    <dc:creator>Jason McDonald</dc:creator>
    <meta:document-statistic meta:table-count="0" meta:image-count="0" meta:object-count="0" meta:page-count="7" meta:paragraph-count="160" meta:word-count="621" meta:character-count="4201" meta:non-whitespace-character-count="3607"/>
  </office:meta>
</office:document-meta>
</file>